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Noto Sans Devanagari1" svg:font-family="'Noto Sans Devanagari'" style:font-family-generic="swiss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6681in" fo:margin-left="0.6188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2.2604in"/>
    </style:style>
    <style:style style:name="Table1.C" style:family="table-column">
      <style:table-column-properties style:column-width="2.59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6771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2.3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text-properties style:font-name="Times New Roman" officeooo:paragraph-rsid="000afcab" style:font-name-complex="Times New Roman"/>
    </style:style>
    <style:style style:name="P2" style:family="paragraph" style:parent-style-name="Standard">
      <style:text-properties style:font-name="Times New Roman" fo:font-weight="bold" officeooo:paragraph-rsid="000afcab" style:font-weight-asian="bold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afcab" style:font-weight-asian="bold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officeooo:rsid="000afcab" officeooo:paragraph-rsid="000afcab" style:font-size-asian="11pt" style:font-name-complex="Times New Roman" style:font-size-complex="11pt"/>
    </style:style>
    <style:style style:name="P5" style:family="paragraph" style:parent-style-name="Standard">
      <style:paragraph-properties fo:text-align="center" style:justify-single-word="false"/>
      <style:text-properties officeooo:paragraph-rsid="000afcab"/>
    </style:style>
    <style:style style:name="P6" style:family="paragraph" style:parent-style-name="Standard">
      <style:text-properties style:font-name="Arial" fo:font-size="14pt" fo:font-weight="bold" officeooo:paragraph-rsid="000afcab" style:font-size-asian="14pt" style:font-weight-asian="bold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afcab" style:font-size-asian="14pt" style:font-weight-asian="bold" style:font-name-complex="Arial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officeooo:paragraph-rsid="000afcab" style:font-size-asian="14pt" style:font-weight-asian="bold" style:font-name-complex="Arial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0afcab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afcab" officeooo:paragraph-rsid="000afcab" style:font-name-complex="Arial"/>
    </style:style>
    <style:style style:name="P11" style:family="paragraph" style:parent-style-name="Standard">
      <style:text-properties officeooo:paragraph-rsid="000afcab"/>
    </style:style>
    <style:style style:name="P12" style:family="paragraph" style:parent-style-name="Standard">
      <style:text-properties fo:font-weight="normal" officeooo:paragraph-rsid="000afcab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rsid="000afcab" officeooo:paragraph-rsid="000afcab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Times New Roman" officeooo:paragraph-rsid="000afcab" style:font-name-complex="Times New Roman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officeooo:paragraph-rsid="000afcab"/>
    </style:style>
    <style:style style:name="P16" style:family="paragraph" style:parent-style-name="Table_20_Heading">
      <style:text-properties fo:font-weight="bold"/>
    </style:style>
    <style:style style:name="P17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8" style:family="paragraph" style:parent-style-name="Heading_20_3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paragraph-rsid="000cfbc4"/>
    </style:style>
    <style:style style:name="P19" style:family="paragraph" style:parent-style-name="Header">
      <style:text-properties style:font-name="Arial1" fo:font-size="10pt" officeooo:rsid="000afcab" officeooo:paragraph-rsid="000afcab" style:font-size-asian="10pt" style:font-size-complex="10pt"/>
    </style:style>
    <style:style style:name="P20" style:family="paragraph" style:parent-style-name="Heading_20_2">
      <style:paragraph-properties fo:text-align="center" style:justify-single-word="false"/>
      <style:text-properties fo:font-variant="normal" fo:text-transform="none" fo:color="#24292e" style:font-name="apple-system" fo:font-size="14pt" fo:letter-spacing="normal" fo:font-style="normal" fo:font-weight="bold" officeooo:paragraph-rsid="000afcab" style:font-size-asian="14pt" style:font-weight-asian="bold" style:font-name-complex="Arial" style:font-size-complex="14pt"/>
    </style:style>
    <style:style style:name="P21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2" style:family="paragraph" style:parent-style-name="Heading_20_2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23" style:family="paragraph" style:parent-style-name="Heading_20_2">
      <style:paragraph-properties fo:margin-top="0in" fo:margin-bottom="0in" loext:contextual-spacing="false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P24" style:family="paragraph" style:parent-style-name="Text_20_body">
      <style:paragraph-properties fo:margin-top="0in" fo:margin-bottom="0in" loext:contextual-spacing="false" fo:orphans="2" fo:widows="2"/>
    </style:style>
    <style:style style:name="P25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26" style:family="paragraph" style:parent-style-name="Text_20_body" style:list-style-name="L1">
      <style:paragraph-properties fo:margin-top="0in" fo:margin-bottom="0in" loext:contextual-spacing="false" fo:orphans="2" fo:widows="2"/>
      <style:text-properties officeooo:paragraph-rsid="000c6ae3"/>
    </style:style>
    <style:style style:name="P2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cfbc4"/>
    </style:style>
    <style:style style:name="P2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0afcab" style:font-name-complex="Times New Roman"/>
    </style:style>
    <style:style style:name="T5" style:family="text">
      <style:text-properties style:font-name="Times New Roman" fo:font-weight="bold" style:font-weight-asian="bold" style:font-name-complex="Times New Roman"/>
    </style:style>
    <style:style style:name="T6" style:family="text">
      <style:text-properties style:font-name="Times New Roman" fo:font-size="11pt" style:font-size-asian="11pt" style:font-name-complex="Times New Roman" style:font-size-complex="11pt"/>
    </style:style>
    <style:style style:name="T7" style:family="text">
      <style:text-properties officeooo:rsid="000afcab"/>
    </style:style>
    <style:style style:name="T8" style:family="text">
      <style:text-properties style:font-name="Arial1" fo:font-size="9pt" fo:language="none" fo:country="none" style:font-size-asian="9pt" style:language-asian="none" style:country-asian="none" style:font-size-complex="9pt"/>
    </style:style>
    <style:style style:name="T9" style:family="text">
      <style:text-properties fo:color="#0366d6" style:text-line-through-style="none" style:text-line-through-type="none" fo:font-size="12pt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0cfbc4" style:text-blinking="false" fo:background-color="transparent" loext:char-shading-value="0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3" style:family="text">
      <style:text-properties officeooo:rsid="000cfbc4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5"/>
      <text:p text:style-name="P11"/>
      <text:p text:style-name="P11"/>
      <text:p text:style-name="P5"><text:span text:style-name="T1">Plano de Projeto</text:span></text:p>
      <text:p text:style-name="P6"/>
      <text:p text:style-name="P11"/>
      <text:p text:style-name="P10">ChatBot – Código de Defesa do Consumidor</text:p>
      <text:p text:style-name="P9"/>
      <text:p text:style-name="P9"/>
      <text:p text:style-name="P9"/>
      <text:p text:style-name="P9"/>
      <text:p text:style-name="P11"><text:span text:style-name="T2"><text:tab/><text:tab/><text:tab/><text:tab/><text:tab/></text:span><text:span text:style-name="T3">Data de Criação: 2</text:span><text:span text:style-name="T4">3</text:span><text:span text:style-name="T3">/</text:span><text:span text:style-name="T4">10</text:span><text:span text:style-name="T3">/2017</text:span></text:p>
      <text:p text:style-name="P1"/>
      <text:p text:style-name="P11"><text:span text:style-name="T3"><text:tab/><text:tab/><text:tab/><text:tab/><text:tab/><text:tab/>Versão: 01.00</text:span></text:p>
      <text:p text:style-name="P1"/>
      <text:p text:style-name="P11"><text:span text:style-name="T3"><text:tab/><text:tab/><text:tab/><text:tab/><text:tab/><text:tab/></text:span><text:span text:style-name="T5">Responsável:</text:span></text:p>
      <text:p text:style-name="P2"/>
      <text:p text:style-name="P12"><text:span text:style-name="T3"><text:tab/><text:tab/><text:tab/><text:tab/></text:span><text:span text:style-name="T4">Diego Novaes – Arquiteto de Software</text:span></text:p>
      <text:p text:style-name="P1"><text:tab/><text:tab/><text:tab/><text:tab/><text:tab/><text:span text:style-name="T7">novaesdiego@hotmail.com</text:span></text:p>
      <text:p text:style-name="P1"/>
      <text:p text:style-name="P14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<text:soft-page-break/></text:p>
      <text:p text:style-name="P1"/>
      <text:p text:style-name="P7">HISTÓRICO DE REVISÕES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3">RESPONSÁVEL</text:p>
          </table:table-cell>
          <table:table-cell table:style-name="Table1.C1" office:value-type="string">
            <text:p text:style-name="P3">MUDANÇA</text:p>
          </table:table-cell>
        </table:table-row>
        <table:table-row table:style-name="Table1.1">
          <table:table-cell table:style-name="Table1.A2" office:value-type="string">
            <text:p text:style-name="P13"><text:span text:style-name="T6">23/10/17</text:span></text:p>
          </table:table-cell>
          <table:table-cell table:style-name="Table1.B2" office:value-type="string">
            <text:p text:style-name="P4">Diego Novaes</text:p>
          </table:table-cell>
          <table:table-cell table:style-name="Table1.C2" office:value-type="string">
            <text:p text:style-name="P5"><text:span text:style-name="T6">Criação do documento </text:span>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</table:table-row>
        <table:table-row table:style-name="Table1.1">
          <table:table-cell table:style-name="Table1.A6" office:value-type="string">
            <text:p text:style-name="P8"/>
          </table:table-cell>
          <table:table-cell table:style-name="Table1.B6" office:value-type="string">
            <text:p text:style-name="P8"/>
          </table:table-cell>
          <table:table-cell table:style-name="Table1.C6" office:value-type="string">
            <text:p text:style-name="P8"/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8"/>
          </table:table-cell>
        </table:table-row>
        <table:table-row table:style-name="Table1.1"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</table:table-row>
        <table:table-row table:style-name="Table1.1">
          <table:table-cell table:style-name="Table1.A9" office:value-type="string">
            <text:p text:style-name="P8"/>
          </table:table-cell>
          <table:table-cell table:style-name="Table1.B9" office:value-type="string">
            <text:p text:style-name="P8"/>
          </table:table-cell>
          <table:table-cell table:style-name="Table1.C9" office:value-type="string">
            <text:p text:style-name="P8"/>
          </table:table-cell>
        </table:table-row>
        <table:table-row table:style-name="Table1.1">
          <table:table-cell table:style-name="Table1.A10" office:value-type="string">
            <text:p text:style-name="P8"/>
          </table:table-cell>
          <table:table-cell table:style-name="Table1.B10" office:value-type="string">
            <text:p text:style-name="P8"/>
          </table:table-cell>
          <table:table-cell table:style-name="Table1.C10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a xlink:type="simple" xlink:href="#__RefHeading___Toc360552915" text:style-name="Index_20_Link" text:visited-style-name="Index_20_Link"><text:span text:style-name="T8"/></text:a></text:p>
      <text:p text:style-name="P7"><text:span text:style-name="T8"/></text:p>
      <text:h text:style-name="P20" text:outline-level="2"><text:soft-page-break/><text:span text:style-name="T8">Índice Analítico</text:span></text:h>
      <text:list xml:id="list2543865365" text:style-name="L1">
        <text:list-item>
          <text:list>
            <text:list-item>
              <text:p text:style-name="P26"><text:a xlink:type="simple" xlink:href="https://github.com/DroidFoundry/DroidMetronome/wiki/Documento-de-Arquitetura-de-Software-(DAS)#1-introdução" text:style-name="Internet_20_link" text:visited-style-name="Visited_20_Internet_20_Link"><text:span text:style-name="T10">Introdução</text:span></text:a></text:p>
              <text:list>
                <text:list-header>
                  <text:p text:style-name="P26"><text:span text:style-name="T12">1.1 </text:span><text:a xlink:type="simple" xlink:href="https://github.com/DroidFoundry/DroidMetronome/wiki/Documento-de-Arquitetura-de-Software-(DAS)#11-finalidade" text:style-name="Internet_20_link" text:visited-style-name="Visited_20_Internet_20_Link"><text:span text:style-name="T10">Finalidade</text:span></text:a></text:p>
                  <text:p text:style-name="P25"><text:span text:style-name="T12">1.2 </text:span><text:a xlink:type="simple" xlink:href="https://github.com/DroidFoundry/DroidMetronome/wiki/Documento-de-Arquitetura-de-Software-(DAS)#12-escopo" text:style-name="Internet_20_link" text:visited-style-name="Visited_20_Internet_20_Link"><text:span text:style-name="T10">Escopo</text:span></text:a></text:p>
                  <text:p text:style-name="P25"><text:span text:style-name="T12">1.3 </text:span><text:a xlink:type="simple" xlink:href="https://github.com/DroidFoundry/DroidMetronome/wiki/Documento-de-Arquitetura-de-Software-(DAS)#13-definições-acrônimos-e-abreviações" text:style-name="Internet_20_link" text:visited-style-name="Visited_20_Internet_20_Link"><text:span text:style-name="T10">Definições, Acrônimos e Abreviações</text:span></text:a></text:p>
                  <text:p text:style-name="P25"><text:span text:style-name="T12">1.4 </text:span><text:a xlink:type="simple" xlink:href="https://github.com/DroidFoundry/DroidMetronome/wiki/Documento-de-Arquitetura-de-Software-(DAS)#14-referências" text:style-name="Internet_20_link" text:visited-style-name="Visited_20_Internet_20_Link"><text:span text:style-name="T10">Referências</text:span></text:a></text:p>
                  <text:p text:style-name="P25"><text:span text:style-name="T12">1.5 </text:span><text:a xlink:type="simple" xlink:href="https://github.com/DroidFoundry/DroidMetronome/wiki/Documento-de-Arquitetura-de-Software-(DAS)#15-visão-geral" text:style-name="Internet_20_link" text:visited-style-name="Visited_20_Internet_20_Link"><text:span text:style-name="T10">Visão Geral</text:span></text:a></text:p>
                </text:list-header>
              </text:list>
            </text:list-item>
            <text:list-item text:start-value="2">
              <text:p text:style-name="P25"><text:a xlink:type="simple" xlink:href="https://github.com/DroidFoundry/DroidMetronome/wiki/Documento-de-Arquitetura-de-Software-(DAS)#2-representação-da-arquitetura" text:style-name="Internet_20_link" text:visited-style-name="Visited_20_Internet_20_Link"><text:span text:style-name="T10">Representação da Arquitetura</text:span></text:a></text:p>
            </text:list-item>
            <text:list-item text:start-value="3">
              <text:p text:style-name="P25"><text:a xlink:type="simple" xlink:href="https://github.com/DroidFoundry/DroidMetronome/wiki/Documento-de-Arquitetura-de-Software-(DAS)#3-metas-e-restrições-de-arquitetura" text:style-name="Internet_20_link" text:visited-style-name="Visited_20_Internet_20_Link"><text:span text:style-name="T10">Metas e Restrições de Arquitetura</text:span></text:a></text:p>
            </text:list-item>
            <text:list-item text:start-value="4">
              <text:p text:style-name="P25"><text:a xlink:type="simple" xlink:href="https://github.com/DroidFoundry/DroidMetronome/wiki/Documento-de-Arquitetura-de-Software-(DAS)#4-visão-de-casos-de-uso" text:style-name="Internet_20_link" text:visited-style-name="Visited_20_Internet_20_Link"><text:span text:style-name="T10">Visão de Casos de Uso</text:span></text:a></text:p>
              <text:list>
                <text:list-header>
                  <text:p text:style-name="P25"><text:span text:style-name="T12">4.1 </text:span><text:a xlink:type="simple" xlink:href="https://github.com/DroidFoundry/DroidMetronome/wiki/Documento-de-Arquitetura-de-Software-(DAS)#41-realizações-de-casos-de-uso" text:style-name="Internet_20_link" text:visited-style-name="Visited_20_Internet_20_Link"><text:span text:style-name="T10">Realizações de Casos de Uso</text:span></text:a></text:p>
                </text:list-header>
              </text:list>
            </text:list-item>
            <text:list-item text:start-value="5">
              <text:p text:style-name="P25"><text:a xlink:type="simple" xlink:href="https://github.com/DroidFoundry/DroidMetronome/wiki/Documento-de-Arquitetura-de-Software-(DAS)#5-visão-lógica" text:style-name="Internet_20_link" text:visited-style-name="Visited_20_Internet_20_Link"><text:span text:style-name="T10">Visão Lógica</text:span></text:a></text:p>
              <text:list>
                <text:list-header>
                  <text:p text:style-name="P25"><text:span text:style-name="T12">5.1 </text:span><text:a xlink:type="simple" xlink:href="https://github.com/DroidFoundry/DroidMetronome/wiki/Documento-de-Arquitetura-de-Software-(DAS)#51-visão-geral" text:style-name="Internet_20_link" text:visited-style-name="Visited_20_Internet_20_Link"><text:span text:style-name="T10">Visão Geral</text:span></text:a></text:p>
                  <text:p text:style-name="P25"><text:span text:style-name="T12">5.2 </text:span><text:a xlink:type="simple" xlink:href="https://github.com/DroidFoundry/DroidMetronome/wiki/Documento-de-Arquitetura-de-Software-(DAS)#52-pacotes-de-design-significativos-do-ponto-de-vista-da-arquitetura" text:style-name="Internet_20_link" text:visited-style-name="Visited_20_Internet_20_Link"><text:span text:style-name="T10">Pacotes de Design Significativos do Ponto de Vista da Arquitetura</text:span></text:a></text:p>
                </text:list-header>
              </text:list>
            </text:list-item>
            <text:list-item text:start-value="6">
              <text:p text:style-name="P25"><text:a xlink:type="simple" xlink:href="https://github.com/DroidFoundry/DroidMetronome/wiki/Documento-de-Arquitetura-de-Software-(DAS)#6-visão-de-processos" text:style-name="Internet_20_link" text:visited-style-name="Visited_20_Internet_20_Link"><text:span text:style-name="T10">Visão de Processos</text:span></text:a></text:p>
            </text:list-item>
            <text:list-item text:start-value="7">
              <text:p text:style-name="P25"><text:a xlink:type="simple" xlink:href="https://github.com/DroidFoundry/DroidMetronome/wiki/Documento-de-Arquitetura-de-Software-(DAS)#7-visão-de-implantação" text:style-name="Internet_20_link" text:visited-style-name="Visited_20_Internet_20_Link"><text:span text:style-name="T10">Visão de Implantação</text:span></text:a></text:p>
            </text:list-item>
            <text:list-item text:start-value="8">
              <text:p text:style-name="P25"><text:a xlink:type="simple" xlink:href="https://github.com/DroidFoundry/DroidMetronome/wiki/Documento-de-Arquitetura-de-Software-(DAS)#8-visão-de-implementação" text:style-name="Internet_20_link" text:visited-style-name="Visited_20_Internet_20_Link"><text:span text:style-name="T10">Visão de Implementação</text:span></text:a></text:p>
              <text:list>
                <text:list-header>
                  <text:p text:style-name="P25"><text:span text:style-name="T12">8.1 </text:span><text:a xlink:type="simple" xlink:href="https://github.com/DroidFoundry/DroidMetronome/wiki/Documento-de-Arquitetura-de-Software-(DAS)#81-visão-geral" text:style-name="Internet_20_link" text:visited-style-name="Visited_20_Internet_20_Link"><text:span text:style-name="T10">Visão Geral</text:span></text:a></text:p>
                  <text:p text:style-name="P25"><text:span text:style-name="T12">8.2 </text:span><text:a xlink:type="simple" xlink:href="https://github.com/DroidFoundry/DroidMetronome/wiki/Documento-de-Arquitetura-de-Software-(DAS)#82-camadas" text:style-name="Internet_20_link" text:visited-style-name="Visited_20_Internet_20_Link"><text:span text:style-name="T10">Camadas</text:span></text:a></text:p>
                  <text:list>
                    <text:list-header>
                      <text:p text:style-name="P25"><text:span text:style-name="T12">8.2.1 </text:span><text:a xlink:type="simple" xlink:href="https://github.com/DroidFoundry/DroidMetronome/wiki/Documento-de-Arquitetura-de-Software-(DAS)#821-view" text:style-name="Internet_20_link" text:visited-style-name="Visited_20_Internet_20_Link"><text:span text:style-name="T10">View</text:span></text:a></text:p>
                      <text:p text:style-name="P25"><text:span text:style-name="T12">8.2.2 </text:span><text:a xlink:type="simple" xlink:href="https://github.com/DroidFoundry/DroidMetronome/wiki/Documento-de-Arquitetura-de-Software-(DAS)#822-model" text:style-name="Internet_20_link" text:visited-style-name="Visited_20_Internet_20_Link"><text:span text:style-name="T10">Model</text:span></text:a></text:p>
                      <text:p text:style-name="P25"><text:span text:style-name="T12">8.2.3 </text:span><text:a xlink:type="simple" xlink:href="https://github.com/DroidFoundry/DroidMetronome/wiki/Documento-de-Arquitetura-de-Software-(DAS)#823-controller" text:style-name="Internet_20_link" text:visited-style-name="Visited_20_Internet_20_Link"><text:span text:style-name="T10">Controller</text:span></text:a></text:p>
                    </text:list-header>
                  </text:list>
                </text:list-header>
              </text:list>
            </text:list-item>
            <text:list-item text:start-value="9">
              <text:p text:style-name="P25"><text:a xlink:type="simple" xlink:href="https://github.com/DroidFoundry/DroidMetronome/wiki/Documento-de-Arquitetura-de-Software-(DAS)#10-tamanho-e-desempenho" text:style-name="Internet_20_link" text:visited-style-name="Visited_20_Internet_20_Link"><text:span text:style-name="T10">Tamanho e Desempenho</text:span></text:a></text:p>
            </text:list-item>
            <text:list-item text:start-value="10">
              <text:p text:style-name="P25"><text:a xlink:type="simple" xlink:href="https://github.com/DroidFoundry/DroidMetronome/wiki/Documento-de-Arquitetura-de-Software-(DAS)#11-qualidade" text:style-name="Internet_20_link" text:visited-style-name="Visited_20_Internet_20_Link"><text:span text:style-name="T10">Qualidade</text:span></text:a></text:p>
            </text:list-item>
          </text:list>
        </text:list-item>
      </text:list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h text:style-name="P23" text:outline-level="2"><text:soft-page-break/><text:span text:style-name="T9">Documento de Arquitetura de Software</text:span></text:h>
      <text:h text:style-name="P21" text:outline-level="2"><text:bookmark text:name="user-content-1-introdução"/>1. Introdução</text:h>
      <text:p text:style-name="P28"><text:span text:style-name="T13">Este documento tem como objetivo mostrar como deve ser estruturado o sistema em qquestão de modo que venha atender as restrições e funcionalidades que o software necessita. A solução se define em parte neste documento de arquitetura de software.</text:span></text:p>
      <text:p text:style-name="P28"/>
      <text:h text:style-name="P18" text:outline-level="3">1.1 Finalidade</text:h>
      <text:p text:style-name="P27">Este documento apresenta uma visão geral abrangente da arquitetura do sistema e utiliza uma série de visões arquiteturais diferentes para ilustrar os diversos aspectos do sistema. Sua intenção é capturar e transmitir as decisões significativas do ponto de vista da arquitetura que foram tomadas em relação ao sistema.</text:p>
      <text:h text:style-name="P17" text:outline-level="3"><text:bookmark text:name="user-content-12-escopo"/>1.2 Escopo</text:h>
      <text:p text:style-name="P27">Este Documento de Arquitetura de Software se aplica <text:span text:style-name="T13">à aplicação</text:span> <text:span text:style-name="T13">web Chatbot - CDC</text:span>.</text:p>
      <text:h text:style-name="P17" text:outline-level="3"><text:bookmark text:name="user-content-13-definições-acrônimos-e-abreviações"/>1.3 Definições, Acrônimos e Abreviações</text:h>
      <text:p text:style-name="P27">Elicitação: Técnica de obtenção de dados junto aos usuários detentores das informações.</text:p>
      <text:h text:style-name="P17" text:outline-level="3"><text:bookmark text:name="user-content-14-referências"/>1.4 Referências</text:h>
      <text:p text:style-name="P29"><text:span text:style-name="T12">Documento de Especificação de Objetivos e Requisitos (EOR) : </text:span><text:a xlink:type="simple" xlink:href="https://github.com/gabrielaimeeg/DroidMetronome/wiki/Documento%20de%20Especificação%20de%20Objetivos%20e%20Requisitos%20(EOR)" text:style-name="Internet_20_link" text:visited-style-name="Visited_20_Internet_20_Link"><text:span text:style-name="T10">https://github.com/</text:span></text:a><text:span text:style-name="T11">terciodejesus/chatbot-cdc/documentos/documentoderequisitos.doc</text:span></text:p>
      <text:p text:style-name="P27">Apos a definição da finalidade e escopo deste documento, abaixo vamos estar descrevendo a arquitetura escolhida que melhor soluciona os problemas e necessidade encontrados neste projeto. Assim vamos estar <text:soft-page-break/>apresentando em 5 visões sendo elas casos de uso, lógica, processo, implantação e implementação.</text:p>
      <text:h text:style-name="P22" text:outline-level="2">2. Representação da Arquitetura</text:h>
      <text:p text:style-name="P27">Este documento apresenta a arquitetura como uma série de visões: visão de casos de uso, visão lógica, visão de processos, visão de implantação e visão de implementação. Essas visões são apresentadas como modelos e utilizam a Linguagem Unificada de Modelagem (UML).</text:p>
      <text:h text:style-name="P21" text:outline-level="2"><text:bookmark text:name="user-content-3-metas-e-restrições-de-arquitetura"/>3. Metas e Restrições de Arquitetura</text:h>
      <text:p text:style-name="P27">Existem algumas restrições de requisito e de sistema principais que têm uma relação significativa com a arquitetura. São elas: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6">Referencia</text:p>
            </table:table-cell>
            <table:table-cell table:style-name="Table2.A1" office:value-type="string">
              <text:p text:style-name="P16">Descrição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Table_20_Contents">RSEG1</text:p>
          </table:table-cell>
          <table:table-cell table:style-name="Table2.A1" office:value-type="string">
            <text:p text:style-name="Table_20_Contents">Ao se conectar com as redes sociais e for ser feita alguma publicação, sempre pedir permissão.</text:p>
          </table:table-cell>
        </table:table-row>
        <table:table-row table:style-name="Table2.3">
          <table:table-cell table:style-name="Table2.A1" office:value-type="string">
            <text:p text:style-name="Table_20_Contents">RUS3</text:p>
          </table:table-cell>
          <table:table-cell table:style-name="Table2.A1" office:value-type="string">
            <text:p text:style-name="Table_20_Contents">Os sons das batidas, vibrações e luzes LED podem ocorrer individuais ou simultaneamente.</text:p>
          </table:table-cell>
        </table:table-row>
        <table:table-row table:style-name="Table2.1">
          <table:table-cell table:style-name="Table2.A1" office:value-type="string">
            <text:p text:style-name="Table_20_Contents">RIHC1</text:p>
          </table:table-cell>
          <table:table-cell table:style-name="Table2.A1" office:value-type="string">
            <text:p text:style-name="Table_20_Contents">Não é aceito nenhum nenhuma que contenha caracteres especiais, não possui suporte para entradas via teclado. As entradas que precisam ser fornecidas serão inseridas através de parâmetros pré-definidos.</text:p>
          </table:table-cell>
        </table:table-row>
        <table:table-row table:style-name="Table2.3">
          <table:table-cell table:style-name="Table2.A1" office:value-type="string">
            <text:p text:style-name="Table_20_Contents">RIEX1</text:p>
          </table:table-cell>
          <table:table-cell table:style-name="Table2.A1" office:value-type="string">
            <text:p text:style-name="Table_20_Contents">O software do sistema deve ser integrado com as redes sociais e publicar (com a devida autorização do usuário) nelas a utilização do sistema pelo usuário.</text:p>
          </table:table-cell>
        </table:table-row>
        <table:table-row table:style-name="Table2.1">
          <table:table-cell table:style-name="Table2.A1" office:value-type="string">
            <text:p text:style-name="Table_20_Contents">RDES1</text:p>
          </table:table-cell>
          <table:table-cell table:style-name="Table2.A1" office:value-type="string">
            <text:p text:style-name="Table_20_Contents">O sistema não pode travar/encerrar o processo com frequência.</text:p>
          </table:table-cell>
        </table:table-row>
        <table:table-row table:style-name="Table2.3">
          <table:table-cell table:style-name="Table2.A1" office:value-type="string">
            <text:p text:style-name="Table_20_Contents">RSEG1</text:p>
          </table:table-cell>
          <table:table-cell table:style-name="Table2.A1" office:value-type="string">
            <text:p text:style-name="Table_20_Contents">Ao se conectar com as redes sociais e for ser feita alguma publicação, sempre pedir permissão.</text:p>
          </table:table-cell>
        </table:table-row>
        <table:table-row table:style-name="Table2.1">
          <table:table-cell table:style-name="Table2.A1" office:value-type="string">
            <text:p text:style-name="Table_20_Contents">RSEG2</text:p>
          </table:table-cell>
          <table:table-cell table:style-name="Table2.A1" office:value-type="string">
            <text:p text:style-name="Table_20_Contents">Pedir permissão apenas para postar no mural de sua conta social.</text:p>
          </table:table-cell>
        </table:table-row>
        <table:table-row table:style-name="Table2.3">
          <table:table-cell table:style-name="Table2.A1" office:value-type="string">
            <text:p text:style-name="Table_20_Contents">RSEG3</text:p>
          </table:table-cell>
          <table:table-cell table:style-name="Table2.A1" office:value-type="string">
            <text:p text:style-name="Table_20_Contents">Não invadir dados de aplicações que estão integradas ao metrônomo.</text:p>
          </table:table-cell>
        </table:table-row>
        <text:soft-page-break/>
        <table:table-row table:style-name="Table2.1">
          <table:table-cell table:style-name="Table2.A1" office:value-type="string">
            <text:p text:style-name="Table_20_Contents">RSEG4</text:p>
          </table:table-cell>
          <table:table-cell table:style-name="Table2.A1" office:value-type="string">
            <text:p text:style-name="Table_20_Contents">Não acessar as redes sociais sem a devida autorização.</text:p>
          </table:table-cell>
        </table:table-row>
        <table:table-row table:style-name="Table2.3">
          <table:table-cell table:style-name="Table2.A1" office:value-type="string">
            <text:p text:style-name="Table_20_Contents">RSEG5</text:p>
          </table:table-cell>
          <table:table-cell table:style-name="Table2.A1" office:value-type="string">
            <text:p text:style-name="Table_20_Contents">Não compartilhar dados com as redes integradas.</text:p>
          </table:table-cell>
        </table:table-row>
      </table:table>
      <text:p text:style-name="P27"/>
      <text:p text:style-name="P28"/>
      <text:p text:style-name="P2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Noto Sans Devanagari1" svg:font-family="'Noto Sans Devanagari'" style:font-family-generic="swiss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en" fo:country="US" style:letter-kerning="true" style:font-name-asian="Noto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ans" fo:font-size="12pt" fo:language="en" fo:country="US" style:letter-kerning="true" style:font-name-asian="Noto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1" fo:font-family="'Noto Sans'" style:font-family-generic="swiss" style:font-pitch="variable" fo:font-size="14pt" style:font-name-asian="Noto Sans2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oto Sans" fo:font-family="'Noto Sans'" style:font-family-generic="roman" style:font-pitch="variable" fo:font-size="18pt" fo:font-weight="bold" style:font-name-asian="Noto Sans2" style:font-family-asian="'Noto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Noto Sans" fo:font-family="'Noto Sans'" style:font-family-generic="roman" style:font-pitch="variable" fo:font-size="14pt" fo:font-weight="bold" style:font-name-asian="Noto Sans2" style:font-family-asian="'Noto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10pt" officeooo:rsid="000afcab" officeooo:paragraph-rsid="000afcab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tbot-cd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00:57.444398197</meta:creation-date>
    <meta:generator>LibreOffice/5.3.3.2$Linux_X86_64 LibreOffice_project/30m0$Build-2</meta:generator>
    <dc:date>2017-10-23T16:37:22.742369282</dc:date>
    <meta:editing-duration>PT13M48S</meta:editing-duration>
    <meta:editing-cycles>2</meta:editing-cycles>
    <meta:document-statistic meta:table-count="2" meta:image-count="0" meta:object-count="0" meta:page-count="6" meta:paragraph-count="77" meta:word-count="532" meta:character-count="3538" meta:non-whitespace-character-count="3064"/>
  </office:meta>
</office:document-meta>
</file>